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3pt" style:font-size-asian="13pt" style:font-size-complex="13pt"/>
    </style:style>
    <style:style style:name="P2" style:family="paragraph" style:parent-style-name="Standard">
      <style:text-properties style:font-name="Arial" fo:font-size="10pt" style:font-size-asian="10pt" style:font-size-complex="10pt"/>
    </style:style>
    <style:style style:name="P3" style:family="paragraph" style:parent-style-name="Text_20_body" style:master-page-name="">
      <style:paragraph-properties fo:margin-left="3.752cm" fo:margin-right="0cm" fo:margin-top="0.423cm" fo:margin-bottom="0.212cm" fo:text-align="start" style:justify-single-word="false" fo:text-indent="-1.258cm" style:auto-text-indent="false" style:page-number="auto"/>
    </style:style>
    <style:style style:name="P4" style:family="paragraph" style:parent-style-name="Preformatted_20_Text">
      <style:paragraph-properties fo:margin-left="0cm" fo:margin-right="0cm" fo:widows="1" fo:text-indent="0cm" style:auto-text-indent="false" fo:padding="0.212cm" fo:border="0.002cm solid #e2e2e2"/>
    </style:style>
    <style:style style:name="P5" style:family="paragraph" style:parent-style-name="Standard">
      <style:paragraph-properties fo:margin-left="1.251cm" fo:margin-right="0cm" fo:text-align="center" style:justify-single-word="false" fo:text-indent="0cm" style:auto-text-indent="false"/>
      <style:text-properties style:font-name="Arial" fo:font-size="8pt" style:font-size-asian="8pt" style:font-size-complex="8pt"/>
    </style:style>
    <style:style style:name="P6" style:family="paragraph" style:parent-style-name="Text_20_body">
      <style:paragraph-properties fo:margin-left="1.251cm" fo:margin-right="0cm" fo:text-indent="0cm" style:auto-text-indent="false"/>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P7" style:family="paragraph" style:parent-style-name="Text_20_body">
      <style:paragraph-properties fo:margin-left="1.251cm" fo:margin-right="0cm" fo:margin-top="0.423cm" fo:margin-bottom="0.212cm" fo:text-indent="0cm" style:auto-text-indent="false"/>
      <style:text-properties fo:font-variant="normal" fo:text-transform="none" fo:color="#000000" style:font-name="Arial" fo:font-size="10pt" fo:letter-spacing="normal" fo:font-style="normal" fo:font-weight="normal" style:font-name-asian="Microsoft YaHei" style:font-size-asian="10pt" style:font-weight-asian="normal" style:font-name-complex="Mangal" style:font-size-complex="10pt" style:font-weight-complex="normal"/>
    </style:style>
    <style:style style:name="P8" style:family="paragraph" style:parent-style-name="Standard" style:master-page-name="">
      <style:paragraph-properties fo:margin-left="4.782cm" fo:margin-right="0cm" fo:text-indent="0cm" style:auto-text-indent="false" style:page-number="auto"/>
      <style:text-properties style:font-name="Arial" fo:font-size="8pt" style:font-size-asian="8pt" style:font-size-complex="8pt"/>
    </style:style>
    <style:style style:name="P9" style:family="paragraph" style:parent-style-name="Standard">
      <style:paragraph-properties fo:margin-left="4.782cm" fo:margin-right="0cm" fo:text-indent="0cm" style:auto-text-indent="false"/>
      <style:text-properties style:font-name="Arial" fo:font-size="8pt" style:font-size-asian="8pt" style:font-size-complex="8pt"/>
    </style:style>
    <style:style style:name="P10" style:family="paragraph" style:parent-style-name="Standard">
      <style:paragraph-properties fo:margin-left="4.782cm" fo:margin-right="0cm" fo:text-indent="0cm" style:auto-text-indent="false"/>
      <style:text-properties style:font-name="Arial" fo:font-size="8pt" fo:font-weight="bold" style:font-size-asian="8pt" style:font-weight-asian="bold" style:font-size-complex="8pt" style:font-weight-complex="bold"/>
    </style:style>
    <style:style style:name="P11" style:family="paragraph" style:parent-style-name="Text_20_body" style:master-page-name="">
      <style:paragraph-properties fo:margin-left="3.752cm" fo:margin-right="0cm" fo:margin-top="0.101cm" fo:margin-bottom="0.21cm" fo:text-align="start" style:justify-single-word="false" fo:text-indent="0cm" style:auto-text-indent="false" style:page-number="auto"/>
    </style:style>
    <style:style style:name="P12" style:family="paragraph" style:parent-style-name="Text_20_body" style:master-page-name="">
      <style:paragraph-properties fo:margin-left="4.309cm" fo:margin-right="0cm" fo:margin-top="0cm" fo:margin-bottom="0.212cm" fo:text-indent="-0.624cm" style:auto-text-indent="false" style:page-number="auto"/>
      <style:text-properties style:font-name="Arial" fo:font-size="8pt" style:font-size-asian="8pt" style:font-size-complex="8pt"/>
    </style:style>
    <style:style style:name="P13" style:family="paragraph" style:parent-style-name="Text_20_body">
      <style:paragraph-properties fo:margin-left="4.309cm" fo:margin-right="0cm" fo:margin-top="0cm" fo:margin-bottom="0.212cm" fo:text-indent="-0.624cm" style:auto-text-indent="false"/>
      <style:text-properties style:font-name="Arial" fo:font-size="8pt" style:font-size-asian="8pt" style:font-size-complex="8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Text_20_body">
      <style:paragraph-properties fo:margin-left="2.501cm" fo:margin-right="0cm" fo:margin-top="0.12cm" fo:margin-bottom="0.109cm" fo:text-align="start" style:justify-single-word="false" fo:text-indent="-0.635cm" style:auto-text-indent="false"/>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18" style:family="paragraph" style:parent-style-name="Text_20_body">
      <style:paragraph-properties fo:margin-left="5.002cm" fo:margin-right="0cm" fo:margin-top="0.101cm" fo:margin-bottom="0.101cm" fo:text-align="start" style:justify-single-word="false" fo:text-indent="-0.635cm" style:auto-text-indent="false"/>
      <style:text-properties fo:font-variant="normal" fo:text-transform="none" fo:color="#000000" style:font-name="Arial" fo:font-size="9pt" fo:letter-spacing="normal" fo:font-style="normal" style:text-underline-style="none" fo:font-weight="normal" style:font-name-asian="Microsoft YaHei" style:font-size-asian="9pt" style:font-weight-asian="normal" style:font-name-complex="Mangal" style:font-size-complex="9pt" style:font-weight-complex="normal"/>
    </style:style>
    <style:style style:name="P19" style:family="paragraph" style:parent-style-name="Text_20_body" style:master-page-name="">
      <style:paragraph-properties fo:margin-left="5.424cm" fo:margin-right="0cm" fo:margin-top="0.101cm" fo:margin-bottom="0.101cm" fo:text-align="start" style:justify-single-word="false" fo:text-indent="-0.635cm" style:auto-text-indent="false" style:page-number="auto"/>
      <style:text-properties fo:font-variant="normal" fo:text-transform="none" fo:color="#000000" style:font-name="Arial" fo:font-size="9pt" fo:letter-spacing="normal" fo:font-style="normal" style:text-underline-style="none" fo:font-weight="normal" style:font-name-asian="Microsoft YaHei" style:font-size-asian="9pt" style:font-weight-asian="normal" style:font-name-complex="Mangal" style:font-size-complex="9pt" style:font-weight-complex="normal"/>
    </style:style>
    <style:style style:name="P20" style:family="paragraph" style:parent-style-name="Text_20_body" style:master-page-name="">
      <style:paragraph-properties fo:margin-left="2.501cm" fo:margin-right="0cm" fo:margin-top="0.423cm" fo:margin-bottom="0.212cm" fo:text-align="start" style:justify-single-word="false" fo:text-indent="-0.019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21" style:family="paragraph" style:parent-style-name="Text_20_body" style:master-page-name="">
      <style:paragraph-properties fo:margin-left="2.501cm" fo:margin-right="0cm" fo:margin-top="0.12cm" fo:margin-bottom="0.109cm" fo:text-align="start" style:justify-single-word="false" fo:text-indent="-0.019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22" style:family="paragraph" style:parent-style-name="Text_20_body" style:master-page-name="">
      <style:paragraph-properties fo:margin-left="3.648cm" fo:margin-right="0cm" fo:margin-top="0.423cm" fo:margin-bottom="0.212cm" fo:text-align="start" style:justify-single-word="false" fo:text-indent="0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23" style:family="paragraph" style:parent-style-name="Text_20_body" style:master-page-name="">
      <style:paragraph-properties fo:margin-left="3.609cm" fo:margin-right="0cm" fo:margin-top="0.101cm" fo:margin-bottom="0.101cm" fo:text-align="start" style:justify-single-word="false" fo:text-indent="0.076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24" style:family="paragraph" style:parent-style-name="Text_20_body" style:master-page-name="">
      <style:paragraph-properties fo:margin-left="4.214cm" fo:margin-right="0cm" fo:margin-top="0.101cm" fo:margin-bottom="0.101cm" fo:text-align="start" style:justify-single-word="false" fo:text-indent="-0.189cm" style:auto-text-indent="false" style:page-number="auto">
        <style:tab-stops>
          <style:tab-stop style:position="0.208cm"/>
        </style:tab-stops>
      </style:paragraph-properties>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25" style:family="paragraph" style:parent-style-name="Text_20_body" style:master-page-name="">
      <style:paragraph-properties fo:margin-left="5.027cm" fo:margin-right="0cm" fo:margin-top="0.101cm" fo:margin-bottom="0.101cm" fo:text-align="start" style:justify-single-word="false" fo:text-indent="0.132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26" style:family="paragraph" style:parent-style-name="Text_20_body" style:master-page-name="">
      <style:paragraph-properties fo:margin-left="2.501cm" fo:margin-right="0cm" fo:margin-top="0.101cm" fo:margin-bottom="0.101cm" fo:text-align="start" style:justify-single-word="false" fo:text-indent="1.531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27" style:family="paragraph" style:parent-style-name="Text_20_body" style:master-page-name="">
      <style:paragraph-properties fo:margin-left="3.667cm" fo:margin-right="0cm" fo:margin-top="0.101cm" fo:margin-bottom="0.101cm" fo:text-align="start" style:justify-single-word="false" fo:text-indent="0.228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28" style:family="paragraph" style:parent-style-name="Text_20_body" style:master-page-name="">
      <style:paragraph-properties fo:margin-left="3.609cm" fo:margin-right="0cm" fo:margin-top="0.12cm" fo:margin-bottom="0.109cm" fo:text-align="start" style:justify-single-word="false" fo:text-indent="0.228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29" style:family="paragraph" style:parent-style-name="Text_20_body" style:master-page-name="">
      <style:paragraph-properties fo:margin-left="2.501cm" fo:margin-right="0cm" fo:margin-top="0.12cm" fo:margin-bottom="0.109cm" fo:text-align="start" style:justify-single-word="false" fo:text-indent="1.757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30" style:family="paragraph" style:parent-style-name="Text_20_body" style:master-page-name="">
      <style:paragraph-properties fo:margin-left="5.48cm" fo:margin-right="0cm" fo:margin-top="0.12cm" fo:margin-bottom="0.109cm" fo:text-align="start" style:justify-single-word="false" fo:text-indent="-0.037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31" style:family="paragraph" style:parent-style-name="Text_20_body" style:master-page-name="">
      <style:paragraph-properties fo:margin-left="4.27cm" fo:margin-right="0cm" fo:margin-top="0.12cm" fo:margin-bottom="0.109cm" fo:text-align="start" style:justify-single-word="false" fo:text-indent="0.037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32" style:family="paragraph" style:parent-style-name="Text_20_body" style:master-page-name="">
      <style:paragraph-properties fo:margin-left="2.501cm" fo:margin-right="0cm" fo:margin-top="0.12cm" fo:margin-bottom="0.109cm" fo:text-align="start" style:justify-single-word="false" fo:text-indent="1.36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33" style:family="paragraph" style:parent-style-name="Text_20_body">
      <style:paragraph-properties fo:margin-left="2.501cm" fo:margin-right="0cm" fo:margin-top="0.12cm" fo:margin-bottom="0.109cm" fo:text-align="start" style:justify-single-word="false" fo:text-indent="0.189cm" style:auto-text-indent="false"/>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34" style:family="paragraph" style:parent-style-name="Text_20_body" style:master-page-name="">
      <style:paragraph-properties fo:margin-left="2.501cm" fo:margin-right="0cm" fo:margin-top="0.12cm" fo:margin-bottom="0.109cm" fo:text-align="start" style:justify-single-word="false" fo:text-indent="1.304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35" style:family="paragraph" style:parent-style-name="Text_20_body">
      <style:paragraph-properties fo:margin-left="2.501cm" fo:margin-right="0cm" fo:margin-top="0.12cm" fo:margin-bottom="0.109cm" fo:text-align="start" style:justify-single-word="false" fo:text-indent="1.304cm" style:auto-text-indent="false"/>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36" style:family="paragraph" style:parent-style-name="Text_20_body">
      <style:paragraph-properties fo:margin-left="2.501cm" fo:margin-right="0cm" fo:margin-top="0.12cm" fo:margin-bottom="0.109cm" fo:text-align="start" style:justify-single-word="false" fo:text-indent="1.304cm" style:auto-text-indent="false" fo:break-before="page"/>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37" style:family="paragraph" style:parent-style-name="Text_20_body" style:master-page-name="">
      <style:paragraph-properties fo:margin-left="2.501cm" fo:margin-right="0cm" fo:margin-top="0.12cm" fo:margin-bottom="0.109cm" fo:text-align="start" style:justify-single-word="false" fo:text-indent="1.039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38" style:family="paragraph" style:parent-style-name="Text_20_body">
      <style:paragraph-properties fo:margin-left="2.501cm" fo:margin-right="0cm" fo:margin-top="0.12cm" fo:margin-bottom="0.109cm" fo:text-align="start" style:justify-single-word="false" fo:text-indent="1.039cm" style:auto-text-indent="false"/>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39" style:family="paragraph" style:parent-style-name="Text_20_body" style:master-page-name="">
      <style:paragraph-properties fo:margin-left="1.251cm" fo:margin-right="0cm" fo:margin-top="0.423cm" fo:margin-bottom="0.212cm" fo:text-indent="-0.019cm" style:auto-text-indent="false" style:page-number="auto"/>
      <style:text-properties fo:font-size="10pt" style:font-size-asian="10pt" style:font-size-complex="10pt"/>
    </style:style>
    <style:style style:name="P40" style:family="paragraph" style:parent-style-name="Heading_20_1">
      <style:paragraph-properties fo:margin-top="0.423cm" fo:margin-bottom="0.212cm" fo:keep-with-next="always"/>
      <style:text-properties fo:font-size="14pt" fo:font-style="italic" style:font-size-asian="14pt" style:font-style-asian="italic" style:font-size-complex="14pt" style:font-style-complex="italic"/>
    </style:style>
    <style:style style:name="P41" style:family="paragraph" style:parent-style-name="Heading_20_2">
      <style:paragraph-properties fo:margin-left="1.251cm" fo:margin-right="0cm" fo:margin-top="0.423cm" fo:margin-bottom="0.212cm" fo:text-indent="-1.016cm" style:auto-text-indent="false" fo:keep-with-next="always"/>
      <style:text-properties style:font-name="Arial" style:font-name-asian="Microsoft YaHei" style:font-name-complex="Mangal"/>
    </style:style>
    <style:style style:name="P42" style:family="paragraph" style:parent-style-name="Heading_20_3">
      <style:paragraph-properties fo:margin-left="2.501cm" fo:margin-right="0cm" fo:text-indent="-1.27cm" style:auto-text-indent="false"/>
      <style:text-properties fo:font-size="11pt" style:font-size-asian="11pt" style:font-size-complex="11pt"/>
    </style:style>
    <style:style style:name="P43" style:family="paragraph" style:parent-style-name="Heading_20_3">
      <style:paragraph-properties fo:margin-left="2.501cm" fo:margin-right="0cm" fo:text-indent="-1.27cm" style:auto-text-indent="false"/>
      <style:text-properties fo:font-size="12pt" style:font-size-asian="12pt" style:font-size-complex="12pt"/>
    </style:style>
    <style:style style:name="P44" style:family="paragraph" style:parent-style-name="Heading_20_3" style:list-style-name="L1">
      <style:paragraph-properties fo:margin-left="1.251cm" fo:margin-right="0cm" fo:margin-top="0.423cm" fo:margin-bottom="0.212cm" fo:text-align="start" style:justify-single-word="false" fo:text-indent="-0.635cm" style:auto-text-indent="false"/>
      <style:text-properties fo:font-variant="normal" fo:text-transform="none" fo:color="#000000" style:font-name="Arial" fo:font-size="10pt" fo:letter-spacing="normal" fo:font-style="normal" style:text-underline-style="none" fo:font-weight="bold" style:font-name-asian="Microsoft YaHei" style:font-size-asian="10pt" style:font-weight-asian="bold" style:font-name-complex="Mangal" style:font-size-complex="10pt" style:font-weight-complex="bold"/>
    </style:style>
    <style:style style:name="P45" style:family="paragraph" style:parent-style-name="Heading_20_3" style:list-style-name="L1">
      <style:paragraph-properties fo:margin-left="1.251cm" fo:margin-right="0cm" fo:text-indent="-0.635cm" style:auto-text-indent="false" fo:break-before="page"/>
      <style:text-properties fo:font-size="12pt" style:font-size-asian="12pt" style:font-size-complex="12pt"/>
    </style:style>
    <style:style style:name="P46" style:family="paragraph" style:parent-style-name="Text_20_body" style:list-style-name="L1">
      <style:paragraph-properties fo:margin-top="0.423cm" fo:margin-bottom="0.212cm" fo:text-align="start" style:justify-single-word="false"/>
      <style:text-properties style:font-name="Arial" fo:font-size="10pt" style:text-underline-style="none" style:font-size-asian="10pt" style:font-size-complex="10pt"/>
    </style:style>
    <style:style style:name="P47" style:family="paragraph" style:parent-style-name="Text_20_body" style:list-style-name="L1">
      <style:paragraph-properties fo:margin-top="0.423cm" fo:margin-bottom="0.212cm" fo:text-align="start" style:justify-single-word="false"/>
    </style:style>
    <style:style style:name="P48" style:family="paragraph" style:parent-style-name="Text_20_body" style:list-style-name="L1">
      <style:paragraph-properties fo:margin-top="0.423cm" fo:margin-bottom="0.212cm" fo:text-align="start" style:justify-single-word="false"/>
      <style:text-properties fo:font-weight="normal" style:font-weight-asian="normal" style:font-weight-complex="normal"/>
    </style:style>
    <style:style style:name="P49" style:family="paragraph" style:parent-style-name="Text_20_body" style:list-style-name="L1">
      <style:paragraph-properties fo:margin-top="0.423cm" fo:margin-bottom="0.212cm" fo:text-align="start" style:justify-single-word="false"/>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50" style:family="paragraph" style:parent-style-name="Text_20_body" style:list-style-name="L1">
      <style:paragraph-properties fo:margin-left="2.501cm" fo:margin-right="0cm" fo:margin-top="0.423cm" fo:margin-bottom="0.212cm" fo:text-align="start" style:justify-single-word="false" fo:text-indent="-0.635cm" style:auto-text-indent="false" fo:break-before="page"/>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51" style:family="paragraph" style:parent-style-name="Text_20_body" style:list-style-name="L1">
      <style:paragraph-properties fo:margin-left="2.501cm" fo:margin-right="0cm" fo:margin-top="0.423cm" fo:margin-bottom="0.212cm" fo:text-align="start" style:justify-single-word="false" fo:text-indent="-0.635cm" style:auto-text-indent="false"/>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52" style:family="paragraph" style:parent-style-name="Text_20_body" style:list-style-name="L1">
      <style:paragraph-properties fo:margin-left="2.501cm" fo:margin-right="0cm" fo:margin-top="0.12cm" fo:margin-bottom="0.109cm" fo:text-align="start" style:justify-single-word="false" fo:text-indent="-0.635cm" style:auto-text-indent="false"/>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53" style:family="paragraph" style:parent-style-name="Text_20_body" style:list-style-name="L1">
      <style:paragraph-properties fo:margin-top="0.12cm" fo:margin-bottom="0.109cm" fo:text-align="start" style:justify-single-word="false"/>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P54" style:family="paragraph" style:parent-style-name="Text_20_body" style:master-page-name="">
      <style:paragraph-properties fo:margin-left="1.251cm" fo:margin-right="0cm" fo:margin-top="0.423cm" fo:margin-bottom="0.212cm" fo:text-indent="0cm" style:auto-text-indent="false" style:page-number="auto"/>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T1" style:family="text">
      <style:text-properties fo:font-variant="normal" fo:text-transform="none" fo:color="#000000" style:font-name="Arial" fo:font-size="10pt" fo:letter-spacing="normal" fo:font-style="normal" style:text-underline-style="none" fo:font-weight="bold" style:font-name-asian="Microsoft YaHei" style:font-size-asian="10pt" style:font-weight-asian="bold" style:font-name-complex="Mangal" style:font-size-complex="10pt" style:font-weight-complex="bold"/>
    </style:style>
    <style:style style:name="T2" style:family="text">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style:style style:name="T3" style:family="text">
      <style:text-properties fo:font-variant="normal" fo:text-transform="none" fo:color="#000000" style:font-name="Arial" fo:font-size="10pt" fo:letter-spacing="normal" fo:font-style="normal" style:text-underline-style="none" style:font-name-asian="Microsoft YaHei" style:font-size-asian="10pt" style:font-name-complex="Mangal" style:font-size-complex="10pt"/>
    </style:style>
    <style:style style:name="T4" style:family="text">
      <style:text-properties fo:font-variant="normal" fo:text-transform="none" fo:color="#000000" style:font-name="Arial" fo:font-size="8pt" fo:letter-spacing="normal" fo:font-style="normal" style:text-underline-style="none" fo:font-weight="normal" style:font-name-asian="Microsoft YaHei" style:font-size-asian="8pt" style:font-weight-asian="normal" style:font-name-complex="Mangal" style:font-size-complex="8pt" style:font-weight-complex="normal"/>
    </style:style>
    <style:style style:name="T5" style:family="text">
      <style:text-properties fo:font-variant="normal" fo:text-transform="none" fo:color="#000000" style:font-name="Arial" fo:font-size="8pt" fo:letter-spacing="normal" fo:font-style="normal" style:text-underline-style="none" fo:font-weight="bold" style:font-name-asian="Microsoft YaHei" style:font-size-asian="8pt" style:font-weight-asian="bold" style:font-name-complex="Mangal" style:font-size-complex="8pt" style:font-weight-complex="bold"/>
    </style:style>
    <style:style style:name="T6" style:family="text">
      <style:text-properties fo:font-variant="normal" fo:text-transform="none" fo:color="#000000" style:font-name="Arial" fo:letter-spacing="normal" fo:font-weight="bold" style:font-name-asian="Microsoft YaHei" style:font-weight-asian="bold" style:font-name-complex="Mangal" style:font-weight-complex="bold"/>
    </style:style>
    <style:style style:name="T7" style:family="text">
      <style:text-properties fo:font-variant="normal" fo:text-transform="none" fo:color="#000000" style:font-name="Arial" fo:letter-spacing="normal" fo:font-style="normal" style:text-underline-style="none" fo:font-weight="normal" style:font-name-asian="Microsoft YaHei" style:font-weight-asian="normal" style:font-name-complex="Mangal" style:font-weight-complex="normal"/>
    </style:style>
    <style:style style:name="T8" style:family="text">
      <style:text-properties fo:font-variant="normal" fo:text-transform="none" fo:color="#000000" style:font-name="Arial" fo:font-size="16pt" fo:letter-spacing="normal" fo:font-weight="bold" style:font-name-asian="Microsoft YaHei" style:font-size-asian="16pt" style:font-weight-asian="bold" style:font-name-complex="Mangal" style:font-size-complex="16pt" style:font-weight-complex="bold"/>
    </style:style>
    <style:style style:name="T9" style:family="text">
      <style:text-properties fo:font-variant="normal" fo:text-transform="none" fo:color="#000000" fo:letter-spacing="normal" fo:font-style="normal" fo:font-weight="normal" style:font-name-asian="Microsoft YaHei" style:font-weight-asian="normal" style:font-name-complex="Mangal" style:font-weight-complex="normal"/>
    </style:style>
    <style:style style:name="T10" style:family="text">
      <style:text-properties fo:font-variant="normal" fo:text-transform="none" fo:color="#000000" fo:letter-spacing="normal" fo:font-style="normal" fo:font-weight="bold" style:font-name-asian="Microsoft YaHei" style:font-weight-asian="bold" style:font-name-complex="Mangal" style:font-weight-complex="bold"/>
    </style:style>
    <style:style style:name="T11" style:family="text">
      <style:text-properties fo:font-size="16pt" style:font-size-asian="16pt" style:font-size-complex="16pt"/>
    </style:style>
    <style:style style:name="T12" style:family="text">
      <style:text-properties fo:font-weight="bold" style:font-weight-asian="bold" style:font-weight-complex="bold"/>
    </style:style>
    <style:style style:name="T13" style:family="text">
      <style:text-properties style:font-name="Arial" style:font-name-asian="Microsoft YaHei" style:font-name-complex="Mang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14">Requisito<text:tab/>1</text:p>
          <text:p text:style-name="P14">Requisito: Inclusión de popup menu para Prestamos (Loans) <text:tab/>1</text:p>
          <text:p text:style-name="P15">Definición<text:tab/>1</text:p>
          <text:p text:style-name="P15">Estrategia de solución<text:tab/>1</text:p>
          <text:p text:style-name="P15">Modificaciones realizadas sobre el código existente<text:tab/>1</text:p>
          <text:p text:style-name="P16">Lógica Modificada<text:tab/>1</text:p>
          <text:p text:style-name="P16">Clase LoansManagementController.java<text:tab/>1</text:p>
          <text:p text:style-name="P16">Clase LoansManagementView.java<text:tab/>3</text:p>
        </text:index-body>
      </text:table-of-content>
      <text:p text:style-name="P4"><text:user-index-mark text:string-value="Requisito" text:index-name="indice1" text:outline-level="1"/><text:toc-mark text:string-value="Requisito" text:outline-level="1"/><text:alphabetical-index-mark text:string-value="Inclusión popup Loans"/><text:alphabetical-index-mark text:string-value="Inclusión popup Loans"/><text:alphabetical-index-mark text:string-value="Inclusión popup Loans" text:key1="Requisito" text:main-entry="true"/><text:alphabetical-index-mark text:string-value="Inclusión popup" text:key1="Requisito"/></text:p>
      <text:h text:style-name="P40" text:outline-level="1"><text:span text:style-name="T11">Requisito: </text:span><text:span text:style-name="T8">Inclusión de popup menú para Prestamos (Loans)</text:span><text:span text:style-name="T6"> </text:span></text:h>
      <text:p text:style-name="P1"/>
      <text:h text:style-name="P41" text:outline-level="2">Definición</text:h>
      <text:p text:style-name="P6">Desde ventana principal de administración de Prestamos generar un menú desplegable (combo) con las opciones (Añadir, Editar y Eliminar) al pulsar botón derecho del ratón sobre alguno de los campos del listado de prestamos.</text:p>
      <text:h text:style-name="P41" text:outline-level="2">Estrategia de solución</text:h>
      <text:p text:style-name="P7">Basándonos en el desarrollo previo de esta funcionalidad sobre clientes (Costumers) e indicando el <text:s/>código modificado por nuestro Scrum Máster implementar estas modificaciones adecuándolas a las clases y métodos definidas en Loans.</text:p>
      <text:h text:style-name="P41" text:outline-level="2">Modificaciones realizadas sobre el código existente</text:h>
      <text:h text:style-name="P42" text:outline-level="3">Lógica Modificada</text:h>
      <text:h text:style-name="P43" text:outline-level="3">Clase LoansManagementController.java</text:h>
      <text:list xml:id="list8153013339730890283" text:style-name="L1">
        <text:list-item>
          <text:p text:style-name="P46"><text:span text:style-name="T9">Se elimina: protected static final Config config = Config.getInstance(); <text:line-break/>Por: protected static final LocaleManager lm = LocaleManager.getInstance();<text:line-break/></text:span><text:span text:style-name="T10">lm</text:span><text:span text:style-name="T9"> es un Atributo de clase. Es una constante de la clase LoansManagementController cuyo atributo es común a todos los objetos de esta clase. Al ser final no admite cambios tras su declaración. Se tiene acceso desde otras subclases. <text:line-break/>Se almacena el evento o modificación de estado del objeto que dispara el popup (MVC) al realizar addListeners();</text:span></text:p>
        </text:list-item>
        <text:list-item>
          <text:p text:style-name="P47"><text:span text:style-name="T2">Se elimina public LoansManagementController(Connection connection) throws LoansDAOException <text:s/>{<text:line-break/> //this.model = new LoansModel(connection);<text:line-break/> </text:span><text:span text:style-name="T1">if(dbms.equals("oracle"))</text:span><text:span text:style-name="T2">{<text:line-break/> this.dao = new LoansDAOImplOracle(connection);<text:line-break/> }</text:span></text:p>
          <text:p text:style-name="P47"><text:span text:style-name="T2">Por: <text:s/>public LoansManagementController(Connection connection) throws LoansDAOException {<text:line-break/> //this.model = new LoansModel(connection);<text:line-break/> <text:line-break/> </text:span><text:span text:style-name="T1">if(ConnectionsManager.dbms.equals("oracle"))</text:span><text:span text:style-name="T2">{<text:line-break/> this.dao = new LoansDAOImplOracle(connection);<text:line-break/></text:span><text:soft-page-break/><text:span text:style-name="T2"> }<text:line-break/>Previamente se importó la librería: <text:line-break/></text:span><text:span text:style-name="T1">import es.csc.biblioteca.jdbc.ConnectionsManager;<text:line-break/></text:span><text:span text:style-name="T2">Modificación del código para conexión a BBDD Oracle a traves de API jdbc.Se incluye en el método actionPerformed (al que se le pasa como parametro de entrada el evento) la inclusion de ventanas de error cuando al editar un préstamo no se seleccione previamente un registro. <text:line-break/>public void actionPerformed(ActionEvent e) {<text:line-break/> switch (e.getActionCommand()) {<text:line-break/> case ACTION_ADD:<text:line-break/> addLoan();<text:line-break/> <text:s text:c="15"/>break;<text:line-break/> <text:s text:c="11"/>case ACTION_EDIT:<text:line-break/> <text:s text:c="15"/></text:span><text:span text:style-name="T1">try{<text:line-break/> <text:s text:c="15"/>editLoan();<text:line-break/> <text:s text:c="15"/>}catch (IndexOutOfBoundsException ex) {<text:line-break/> <text:s text:c="19"/>logger.error("Debe seleccionar un registro");<text:line-break/> <text:s text:c="19"/>JOptionPane.showMessageDialog(this.view,<text:line-break/> <text:s text:c="49"/>lm.getText("SELECTED_ROW_ERROR_TEXT"),<text:line-break/> <text:s text:c="49"/>lm.getText("SELECTED_ROW_ERROR_TITLE"),<text:line-break/> <text:s text:c="49"/>JOptionPane.WARNING_MESSAGE);<text:line-break/> <text:s text:c="15"/>}</text:span><text:span text:style-name="T2"><text:line-break/> <text:s text:c="15"/>break;<text:line-break/><text:line-break/> <text:s text:c="11"/>case ACTION_DELETE:<text:line-break/> <text:s text:c="15"/>deleteSelectedLoans();<text:line-break/> <text:s text:c="15"/>break;<text:line-break/> <text:s text:c="11"/>case ACTION_PRINT:<text:line-break/> <text:s text:c="15"/>this.model.printLoans();<text:line-break/> <text:s text:c="15"/>break;<text:line-break/> <text:s text:c="11"/>case ACTION_PREVIEW:<text:line-break/> <text:s text:c="15"/>this.model.previewLoans();<text:line-break/> <text:s text:c="15"/>break;<text:line-break/> <text:s text:c="7"/>}<text:line-break/> <text:s text:c="3"/>}</text:span></text:p>
        </text:list-item>
        <text:list-item>
          <text:p text:style-name="P46"><text:span text:style-name="T9">Se añaden los Listeners en el método addListeners para el menu popup <text:line-break/>private void addListeners() {<text:line-break/> this.view.setAddListener(this, ACTION_ADD);<text:line-break/> this.view.setEditListener(this, ACTION_EDIT);<text:line-break/> this.view.setDeleteListener(this, ACTION_DELETE);<text:line-break/> // Añadimos listener para menu contextual<text:line-break/> </text:span><text:span text:style-name="T10">this.view.setPopupAddListener(this, ACTION_ADD);<text:line-break/> this.view.setPopupEditListener(this, ACTION_EDIT);<text:line-break/> this.view.setPopupDeleteListener(this, ACTION_DELETE);</text:span><text:span text:style-name="T9"><text:line-break/> <text:line-break/> this.view.setPrintListener(this, ACTION_PRINT);<text:line-break/> this.view.setPreviewListener(this, ACTION_PREVIEW);<text:line-break/> }</text:span></text:p>
          <text:list>
            <text:list-item>
              <text:list>
                <text:list-header>
                  <text:h text:style-name="P44" text:outline-level="3"/>
                  <text:h text:style-name="P45" text:outline-level="3">Clase LoansManagementView.java</text:h>
                </text:list-header>
              </text:list>
            </text:list-item>
          </text:list>
        </text:list-item>
        <text:list-item text:start-value="1">
          <text:p text:style-name="P48"><text:span text:style-name="T3">Se importa la librería </text:span><text:span text:style-name="T1">java.awt.event.MouseEvent;</text:span><text:span text:style-name="T3"> para gestión del evento del mouse al hacer click en botón derecho.</text:span></text:p>
        </text:list-item>
        <text:list-item>
          <text:p text:style-name="P49">Incluir en el método initComponents() los nuevos objetos del menu contextual mediante la librería swing. También se incluyen los iconos de anadir, editar y eliminar de Loans.<text:line-break/></text:p>
        </text:list-item>
      </text:list>
      <text:p text:style-name="P3"><text:span text:style-name="T2">private void initComponents() {<text:line-break/></text:span><text:span text:style-name="T4">java.awt.GridBagConstraints gridBagConstraints;<text:line-break/><text:line-break/></text:span><text:span text:style-name="T5">jPopupMenuLoans = new javax.swing.JPopupMenu();<text:line-break/>jMenuItemAddLoan = new javax.swing.JMenuItem();<text:line-break/>jMenuItemEditLoan = new javax.swing.JMenuItem();<text:line-break/>jMenuItemDeleteLoan = new javax.swing.JMenuItem();</text:span></text:p>
      <text:p text:style-name="P5">- - - - - - - - - - - - - -</text:p>
      <text:p text:style-name="P5">- - - - - - - - - - - - - -</text:p>
      <text:p text:style-name="P5">- - - - - - - - - - - - - -</text:p>
      <text:p text:style-name="P11"><text:span text:style-name="T5">jMenuItemAddLoan.setIcon(new javax.swing.ImageIcon(getClass().getResource("/es/csc/biblioteca/loans/gui/resources/book_blue_add.png"))); // NOI18N<text:line-break/>jMenuItemAddLoan.setText("jMenuItem1");<text:line-break/>jPopupMenuLoans.add(jMenuItemAddLoan);<text:line-break/>jMenuItemEditLoan.setIcon(new javax.swing.ImageIcon(getClass().getResource("/es/csc/biblioteca/loans/gui/resources/book_blue_view.png"))); // NOI18N<text:line-break/>jMenuItemEditLoan.setText("jMenuItem1");<text:line-break/>jPopupMenuLoans.add(jMenuItemEditLoan); jMenuItemDeleteLoan.setIcon(new javax.swing.ImageIcon(getClass().getResource("/es/csc/biblioteca/loans/gui/resources/book_blue_delete.png"))); // NOI18N<text:line-break/>jMenuItemDeleteLoan.setText("jMenuItem2");<text:line-break/>jPopupMenuLoans.add(jMenuItemDeleteLoan);<text:line-break/></text:span><text:span text:style-name="T4">setClosable(true);<text:line-break/>setIconifiable(true);</text:span><text:span text:style-name="T5"><text:line-break/></text:span><text:span text:style-name="T4">setMaximizable(true);<text:line-break/>setResizable(true);<text:line-break/>setTitle("Loans Management");<text:line-break/>getContentPane().setLayout(new java.awt.GridBagLayout());<text:line-break/>jLabel10.setBackground(new java.awt.Color(64, 64, 64));<text:line-break/>jLabel10.setFont(new java.awt.Font("Dialog", 1, 18)); // NOI18N<text:line-break/>jLabel10.setForeground(new java.awt.Color(255, 255, 255));<text:line-break/>jLabel10.setIcon(new javax.swing.ImageIcon(getClass().getResource("/es/csc/biblioteca/books/gui/resources/books32.png"))); // NOI18N</text:span><text:span text:style-name="T5"><text:line-break/></text:span><text:span text:style-name="T4">jLabel10.setText("Loans Management");<text:line-break/>jLabel10.setFocusable(false);<text:line-break/>jLabel10.setName("etiquetaPrestamos"); // NOI18N<text:line-break/>jLabel10.setOpaque(true);</text:span><text:span text:style-name="T5"><text:line-break/></text:span><text:span text:style-name="T4">gridBagConstraints = new java.awt.GridBagConstraints();<text:line-break/>gridBagConstraints.gridwidth = 7;<text:line-break/>gridBagConstraints.fill = java.awt.GridBagConstraints.HORIZONTAL;<text:line-break/>gridBagConstraints.ipady = 8;<text:line-break/>getContentPane().add(jLabel10, gridBagConstraints);<text:line-break/>jToolBar1.setFloatable(false);<text:line-break/>jToolBar1.setRollover(true);<text:line-break/>jToolBar1.setName("botonera"); // NOI18N<text:line-break/>btnAdd.setIcon(new javax.swing.ImageIcon(getClass().getResource("/es/csc/biblioteca/books/gui/resources/book_blue_add.png"))); // NOI18N<text:line-break/>btnAdd.setText("Add");<text:line-break/>btnAdd.setFocusable(false);<text:line-break/>btnAdd.setHorizontalTextPosition(javax.swing.SwingConstants.CENTER);<text:line-break/>btnAdd.setVerticalTextPosition(javax.swing.SwingConstants.BOTTOM);<text:line-break/>jToolBar1.add(btnAdd);<text:line-break/>btnEdit.setIcon(new javax.swing.ImageIcon(getClass().getResource("/es/csc/biblioteca/loans/gui/resources/book_blue_view.png"))); // NOI18N<text:line-break/>btnEdit.setText("Edit");<text:line-break/>btnEdit.setFocusable(false);</text:span><text:span text:style-name="T5"><text:line-break/></text:span><text:span text:style-name="T4">btnEdit.setHorizontalTextPosition(javax.swing.SwingConstants.CENTER);<text:line-break/></text:span><text:span text:style-name="T4">btnEdit.setVerticalTextPosition(javax.swing.SwingConstants.BOTTOM);<text:line-break/></text:span><text:soft-page-break/><text:span text:style-name="T4">jToolBar1.add(btnEdit);<text:line-break/>btnDelete.setIcon(new</text:span><text:span text:style-name="T5"> javax.swing.ImageIcon(getClass().getResource("/es/csc/biblioteca/loans/gui/resources/book_blue_delete.png"))); // NOI18N<text:line-break/></text:span><text:span text:style-name="T4">btnDelete.setText("Delete");<text:line-break/>btnDelete.setFocusable(false);<text:line-break/>btnDelete.setHorizontalTextPosition(javax.swing.SwingConstants.CENTER);<text:line-break/>btnDelete.setVerticalTextPosition(javax.swing.SwingConstants.BOTTOM);<text:line-break/>jToolBar1.add(btnDelete);</text:span><text:span text:style-name="T5"><text:line-break/>btnAcept.setIcon(new javax.swing.ImageIcon(getClass().getResource("/es/csc/biblioteca/loans/gui/resources/printer.png"))); // NOI18N<text:line-break/></text:span><text:span text:style-name="T4">btnAcept.setText("Acept");<text:line-break/>btnAcept.setFocusable(false);<text:line-break/>btnAcept.setHorizontalTextPosition(javax.swing.SwingConstants.CENTER);<text:line-break/>btnAcept.setVerticalTextPosition(javax.swing.SwingConstants.BOTTOM);<text:line-break/>jToolBar1.add(btnAcept);</text:span><text:span text:style-name="T5"><text:line-break/>btnCancel.setIcon(new javax.swing.ImageIcon(getClass().getResource("/es/csc/biblioteca/loans/gui/resources/printer.png"))); // NOI18N<text:line-break/></text:span><text:span text:style-name="T4">btnCancel.setText("Cancel");<text:line-break/>btnCancel.setFocusable(false);<text:line-break/>btnCancel.setHorizontalTextPosition(javax.swing.SwingConstants.CENTER);<text:line-break/>btnCancel.setVerticalTextPosition(javax.swing.SwingConstants.BOTTOM);<text:line-break/>jToolBar1.add(btnCancel);<text:line-break/>jToolBar1.add(jSeparator1);<text:line-break/>btnPreview.setIcon(new javax.swing.ImageIcon(getClass().getResource("/es/csc/biblioteca/loans/gui/resources/printer_view.png"))); // NOI18N<text:line-break/>btnPreview.setText("Preview");<text:line-break/>btnPreview.setFocusable(false);<text:line-break/>btnPreview.setHorizontalTextPosition(javax.swing.SwingConstants.CENTER);<text:line-break/>btnPreview.setVerticalTextPosition(javax.swing.SwingConstants.BOTTOM);<text:line-break/>jToolBar1.add(btnPreview);</text:span><text:span text:style-name="T5"><text:line-break/>btnPrint.setIcon(new javax.swing.ImageIcon(getClass().getResource("/es/csc/biblioteca/loans/gui/resources/printer.png"))); // NOI18N<text:line-break/></text:span><text:span text:style-name="T4">btnPrint.setText("Print");<text:line-break/>btnPrint.setFocusable(false);<text:line-break/>btnPrint.setHorizontalTextPosition(javax.swing.SwingConstants.CENTER);<text:line-break/>btnPrint.setVerticalTextPosition(javax.swing.SwingConstants.BOTTOM);<text:line-break/>add(btnPrint);<text:line-break/>gridBagConstraints = new java.awt.GridBagConstraints();</text:span><text:span text:style-name="T5"><text:line-break/></text:span><text:span text:style-name="T4">gridBagConstraints.gridx = 0;<text:line-break/>gridBagConstraints.gridy = 1;<text:line-break/>gridBagConstraints.gridwidth = 7;<text:line-break/>gridBagConstraints.fill = java.awt.GridBagConstraints.HORIZONTAL;<text:line-break/>gridBagConstraints.weightx = 0.1;<text:line-break/>getContentPane().add(jToolBar1, gridBagConstraints);<text:line-break/>jScrollPane1.setName("jScrollPane"); // NOI18N<text:line-break/>tblLoans.setModel(new javax.swing.table.DefaultTableModel(new Object [][] {},<text:line-break/>new String [] {<text:line-break/> <text:s text:c="5"/>"Title 1", "Title 2"<text:line-break/>}<text:line-break/>));</text:span></text:p>
      <text:list xml:id="list22567556" text:continue-numbering="true" text:style-name="L1">
        <text:list-item>
          <text:p text:style-name="P50">Dentro de la initComponents() se hace la llamada a los siguientes tres métodos que controlan los eventos sobre el mouse. Click, Pressed y Released.</text:p>
        </text:list-item>
      </text:list>
      <text:p text:style-name="P18">tblLoans.addMouseListener(new java.awt.event.MouseAdapter() {</text:p>
      <text:p text:style-name="P19"><text:s text:c="6"/>public void mouseClicked(java.awt.event.MouseEvent evt) {</text:p>
      <text:p text:style-name="P18"><text:s text:c="16"/>tblLoansMouseClicked(evt);</text:p>
      <text:p text:style-name="P18"><text:s text:c="12"/>}</text:p>
      <text:p text:style-name="P18"><text:s text:c="12"/>public void mousePressed(java.awt.event.MouseEvent evt) {</text:p>
      <text:p text:style-name="P18"><text:s text:c="16"/>tblLoansMousePressed(evt);</text:p>
      <text:p text:style-name="P18"><text:s text:c="12"/>}</text:p>
      <text:p text:style-name="P18"><text:s text:c="12"/>public void mouseReleased(java.awt.event.MouseEvent evt) {</text:p>
      <text:p text:style-name="P18"><text:s text:c="16"/>tblLoansMouseReleased(evt) <text:s text:c="5"/>;</text:p>
      <text:p text:style-name="P20">Metodos. Tienen como parámetro de entrada un objeto que representa el tipo de evento que se ha producido con el mouse.  </text:p>
      <text:p text:style-name="P22">private void tblLoansMouseClicked(java.awt.event.MouseEvent evt) { }<text:line-break/>Ante este evento no hay código implementado. No debe activarme el menú contextual al realizar click normal (no con botón derecho) con el mouse.</text:p>
      <text:p text:style-name="P23">private void tblLoansMousePressed(java.awt.event.MouseEvent evt) {</text:p>
      <text:p text:style-name="P24">if (evt.isPopupTrigger()) {</text:p>
      <text:p text:style-name="P25">showPopupMenu(evt);</text:p>
      <text:p text:style-name="P26">} <text:s text:c="7"/>// TODO add your handling code here:</text:p>
      <text:p text:style-name="P27">}</text:p>
      <text:p text:style-name="P28">private void tblLoansMouseReleased(java.awt.event.MouseEvent evt) {</text:p>
      <text:p text:style-name="P29">if (evt.isPopupTrigger()) {</text:p>
      <text:p text:style-name="P30">showPopupMenu(evt);</text:p>
      <text:p text:style-name="P31">} <text:s text:c="7"/>// TODO add your handling code here:</text:p>
      <text:p text:style-name="P32">} <text:s/></text:p>
      <text:p text:style-name="P21">isPopupTrigger()--&gt; Este método devolverá true si el evento de ratón es el que tiene el sistema operativo por defecto para mostrar los menús emergentes. De esta forma, nuestra aplicación mostrará el menú con el mismo evento de ratón que el resto de las aplicaciones del sistema operativo. El evento es de "mouseReleased" se produce con el botón derecho.</text:p>
      <text:p text:style-name="P33"/>
      <text:list xml:id="list22568103" text:continue-numbering="true" text:style-name="L1">
        <text:list-item>
          <text:p text:style-name="P51">Se añaden las siguientes declaración de variables:</text:p>
        </text:list-item>
      </text:list>
      <text:p text:style-name="P34">private javax.swing.JMenuItem jMenuItemAddLoan;</text:p>
      <text:p text:style-name="P35">private javax.swing.JMenuItem jMenuItemDeleteLoan;</text:p>
      <text:p text:style-name="P35">private javax.swing.JMenuItem jMenuItemEditLoan;</text:p>
      <text:p text:style-name="P35">private javax.swing.JPopupMenu jPopupMenuLoans;</text:p>
      <text:p text:style-name="P36"/>
      <text:list xml:id="list22572568" text:continue-numbering="true" text:style-name="L1">
        <text:list-item>
          <text:p text:style-name="P53">Se incluyen los metodos de control de Listeners para Añadir, Editar y Eliminar.</text:p>
        </text:list-item>
      </text:list>
      <text:p text:style-name="P12"/>
      <text:p text:style-name="P13">public void setPopupAddListener(ActionListener l, String command) {</text:p>
      <text:p text:style-name="P13"><text:s text:c="8"/>this.jMenuItemAddLoan.addActionListener(l);</text:p>
      <text:p text:style-name="P13"><text:s text:c="8"/>this.jMenuItemAddLoan.setActionCommand(command);</text:p>
      <text:p text:style-name="P13"><text:s text:c="4"/>}</text:p>
      <text:p text:style-name="P13"><text:s text:c="4"/></text:p>
      <text:p text:style-name="P13"><text:s text:c="4"/>public void setPopupEditListener(ActionListener l, String command) {</text:p>
      <text:p text:style-name="P13"><text:s text:c="8"/>this.jMenuItemEditLoan.addActionListener(l);</text:p>
      <text:p text:style-name="P13"><text:s text:c="8"/>this.jMenuItemEditLoan.setActionCommand(command);</text:p>
      <text:p text:style-name="P13"><text:s text:c="4"/>}</text:p>
      <text:p text:style-name="P13"><text:s text:c="4"/></text:p>
      <text:p text:style-name="P13"><text:s text:c="4"/>public void setPopupDeleteListener(ActionListener l, String command) {</text:p>
      <text:p text:style-name="P13"><text:s text:c="8"/>this.jMenuItemDeleteLoan.addActionListener(l);</text:p>
      <text:p text:style-name="P13"><text:s text:c="8"/>this.jMenuItemDeleteLoan.setActionCommand(command);</text:p>
      <text:p text:style-name="P13"><text:s text:c="4"/>}</text:p>
      <text:list xml:id="list22585242" text:continue-numbering="true" text:style-name="L1">
        <text:list-item>
          <text:p text:style-name="P52">Metodo para mostrar el popup configurando el tamaño y la posición.</text:p>
        </text:list-item>
      </text:list>
      <text:p text:style-name="P17"/>
      <text:p text:style-name="P37"><text:s text:c="4"/>private void showPopupMenu(MouseEvent e) {</text:p>
      <text:p text:style-name="P38"><text:s text:c="8"/>jPopupMenuLoans.show(this, e.getX()+5, e.getY()+100);</text:p>
      <text:p text:style-name="P38"><text:s text:c="4"/>}</text:p>
      <text:list xml:id="list22581778" text:continue-numbering="true" text:style-name="L1">
        <text:list-item>
          <text:p text:style-name="P52">Por último, incluir en el método de cambio de idioma las tres opciones posibles en Inglés.</text:p>
        </text:list-item>
      </text:list>
      <text:p text:style-name="P8">public void changeLanguage() {</text:p>
      <text:p text:style-name="P9"><text:s text:c="8"/>LocaleManager lm = LocaleManager.getInstance();</text:p>
      <text:p text:style-name="P9"><text:s text:c="8"/>this.setTitle(lm.getText("TITLE_LOANS_MANAGEMENT"));</text:p>
      <text:p text:style-name="P9"><text:s text:c="8"/>this.jLabel10.setText(lm.getText("TITLE_LOANS_MANAGEMENT"));</text:p>
      <text:p text:style-name="P9"><text:s text:c="8"/>this.btnAdd.setText(lm.getText("BUTTON_ADD"));</text:p>
      <text:p text:style-name="P9"><text:s text:c="8"/>this.btnEdit.setText(lm.getText("BUTTON_EDIT"));</text:p>
      <text:p text:style-name="P9"><text:s text:c="8"/>this.btnDelete.setText(lm.getText("BUTTON_DELETE"));</text:p>
      <text:p text:style-name="P9"><text:s text:c="8"/>this.btnPreview.setText(lm.getText("BUTTON_PREVIEW"));</text:p>
      <text:p text:style-name="P9"><text:s text:c="8"/>this.btnPrint.setText(lm.getText("BUTTON_PRINT"));</text:p>
      <text:p text:style-name="P9"><text:s text:c="8"/>this.btnAcept.setText(lm.getText("BUTTON_OK"));</text:p>
      <text:p text:style-name="P9"><text:s text:c="8"/>this.btnCancel.setText(lm.getText("BUTTON_CANCEL"));</text:p>
      <text:p text:style-name="P9"/>
      <text:p text:style-name="P9"><text:s text:c="8"/>t<text:span text:style-name="T12">his.jMenuItemAddLoan.setText(lm.getText("MENU_POPUP_ADD"));</text:span></text:p>
      <text:p text:style-name="P10"><text:s text:c="8"/>this.jMenuItemEditLoan.setText(lm.getText("MENU_POPUP_EDIT"));</text:p>
      <text:p text:style-name="P10"><text:s text:c="8"/>this.jMenuItemDeleteLoan.setText(lm.getText("MENU_POPUP_DELETE"));</text:p>
      <text:p text:style-name="P9">}</text:p>
      <text:p text:style-name="P2"/>
      <text:h text:style-name="P41" text:outline-level="2">Dificultades encontradas</text:h>
      <text:p text:style-name="P39"><text:span text:style-name="T13">La dificultad surgió a la hora de editar el codigo “protegido” de la clase LoansManagementView.java y más concretamente en el método </text:span><text:span text:style-name="T7">private void initComponents(). No se encontró la fórmula que dispone Netbeans para poder modificar ese código que genera automáticamente el IDE al diseñar el formulario.</text:span></text:p>
      <text:p text:style-name="P54">Para poder editarlo se utilizó otro entorno de progración; en nuestro caso DreamWeaver. Se modificó y tras volver abrir el fichero desde Netbeans, se confirma que este código vuelve a ser “protegido” y no permite su edición desde este 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variant="normal" fo:text-transform="none" fo:color="#000000" style:font-name="Arial" fo:font-size="10pt" fo:letter-spacing="normal" fo:font-style="normal" style:text-underline-style="none" fo:font-weight="normal" style:font-name-asian="Microsoft YaHei" style:font-size-asian="10pt" style:font-weight-asian="normal" style:font-name-complex="Mangal" style:font-size-complex="10pt"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MI CMI</meta:initial-creator>
    <meta:creation-date>2016-03-27T19:18:06.76</meta:creation-date>
    <dc:date>2016-03-28T02:40:28.74</dc:date>
    <dc:creator>CMI CMI</dc:creator>
    <meta:editing-duration>PT5H53M18S</meta:editing-duration>
    <meta:editing-cycles>12</meta:editing-cycles>
    <meta:generator>OpenOffice/4.0.1$Win32 OpenOffice.org_project/401m5$Build-9714</meta:generator>
    <meta:document-statistic meta:table-count="0" meta:image-count="0" meta:object-count="0" meta:page-count="6" meta:paragraph-count="96" meta:word-count="1070" meta:character-count="13268"/>
  </office:meta>
</office:document-meta>
</file>